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В этом задании вам нужно создать интерфейс для работы с файлами. Интерфейс должен предоставлять следующие возможности по работе с файлами:</text:p>
      <text:p text:style-name="Text_20_body">- чтение из файла, метод <text:span text:style-name="Strong_20_Emphasis">read </text:span>возвращает строку с текущим содержанием файла</text:p>
      <text:p text:style-name="Text_20_body">- запись в файл, метод <text:span text:style-name="Strong_20_Emphasis">write </text:span>принимает в качестве аргумента строку с новым содержанием файла</text:p>
      <text:p text:style-name="Text_20_body">- сложение объектов типа <text:span text:style-name="Strong_20_Emphasis">File</text:span>, результатом сложения является объект класса <text:span text:style-name="Strong_20_Emphasis">File</text:span>, при этом создается новый файл и файловый объект, в котором содержимое второго файла добавляется к содержимому первого файла. Новый файл должен создаваться в директории, полученной с помощью функции <text:a xlink:type="simple" xlink:href="https://docs.python.org/3/library/tempfile.html" office:target-frame-name="_blank" xlink:show="new" text:style-name="Internet_20_link" text:visited-style-name="Visited_20_Internet_20_Link">tempfile.gettempdir</text:a>. Для получения нового пути можно использовать <text:a xlink:type="simple" xlink:href="https://docs.python.org/3/library/os.path.html#os.path.join" office:target-frame-name="_blank" xlink:show="new" text:style-name="Internet_20_link" text:visited-style-name="Visited_20_Internet_20_Link">os.path.join</text:a>.</text:p>
      <text:p text:style-name="Text_20_body">- возвращать в качестве строкового представления объекта класса <text:span text:style-name="Strong_20_Emphasis">File </text:span>полный путь до файла</text:p>
      <text:p text:style-name="Text_20_body">- поддерживать протокол итерации, причем итерация проходит по строкам файла</text:p>
      <text:p text:style-name="Text_20_body">При создании экземпляра класса <text:span text:style-name="Strong_20_Emphasis">File </text:span>в конструктор передается полный путь до файла на файловой системе. Если файла с таким путем не существует, он должен быть создан при инициализации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2T12:21:17.558000000</meta:creation-date>
    <dc:date>2021-06-22T12:22:27.716000000</dc:date>
    <meta:editing-duration>PT1M11S</meta:editing-duration>
    <meta:editing-cycles>1</meta:editing-cycles>
    <meta:document-statistic meta:table-count="0" meta:image-count="0" meta:object-count="0" meta:page-count="1" meta:paragraph-count="7" meta:word-count="145" meta:character-count="1010" meta:non-whitespace-character-count="872"/>
    <meta:generator>LibreOffice/7.1.4.2$Windows_X86_64 LibreOffice_project/a529a4fab45b75fefc5b6226684193eb000654f6</meta:generator>
  </office:meta>
</office:document-meta>
</file>